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6F511733949DB56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3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 style:list-style-name="WWNum1"/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P5" style:family="paragraph" style:parent-style-name="Footer">
      <style:paragraph-properties fo:margin-top="0.212cm" fo:margin-bottom="0.212cm" loext:contextual-spacing="false"/>
    </style:style>
    <style:style style:name="P6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7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8" style:family="paragraph" style:parent-style-name="Footer">
      <style:paragraph-properties fo:margin-top="0.212cm" fo:margin-bottom="0.212cm" loext:contextual-spacing="false"/>
    </style:style>
    <style:style style:name="P9" style:family="paragraph" style:parent-style-name="TOC_20_Heading" style:list-style-name="WWNum0"/>
    <style:style style:name="P10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1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style:font-name-asian="Times1" style:language-asian="pt" style:country-asian="BR" style:font-name-complex="Times New Roman1"/>
    </style:style>
    <style:style style:name="P1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13" style:family="paragraph" style:parent-style-name="List_20_Paragraph" style:list-style-name="WWNum3"/>
    <style:style style:name="P14" style:family="paragraph" style:parent-style-name="List_20_Paragraph" style:list-style-name="WWNum4"/>
    <style:style style:name="T1" style:family="text">
      <style:text-properties fo:font-weight="bold" style:font-weight-asian="bold"/>
    </style:style>
    <style:style style:name="T2" style:family="text">
      <style:text-properties style:font-name="Calibri" fo:language="en" fo:country="US" style:font-name-asian="F"/>
    </style:style>
    <style:style style:name="T3" style:family="text">
      <style:text-properties text:display="true"/>
    </style:style>
    <style:style style:name="T4" style:family="text">
      <style:text-properties fo:language="en" fo:country="US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2440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Versões"><text:span text:style-name="T1">Controle de Versõe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Versões"><text:span text:style-name="T1">Versão</text:span></text:p>
          </table:table-cell>
          <table:table-cell table:style-name="Tabela1.A1" office:value-type="string">
            <text:p text:style-name="Versões"><text:span text:style-name="T1">Data</text:span></text:p>
          </table:table-cell>
          <table:table-cell table:style-name="Tabela1.A1" office:value-type="string">
            <text:p text:style-name="Versões"><text:span text:style-name="T1">Autor</text:span></text:p>
          </table:table-cell>
          <table:table-cell table:style-name="Tabela1.A1" office:value-type="string">
            <text:p text:style-name="Versões"><text:span text:style-name="T1">Notas da Revisão</text:span></text:p>
          </table:table-cell>
        </table:table-row>
        <table:table-row table:style-name="Tabela1.3">
          <table:table-cell table:style-name="Tabela1.A3" office:value-type="string">
            <text:p text:style-name="Versões"/>
          </table:table-cell>
          <table:table-cell table:style-name="Tabela1.B3" office:value-type="string">
            <text:p text:style-name="Versões"/>
          </table:table-cell>
          <table:table-cell table:style-name="Tabela1.C3" office:value-type="string">
            <text:p text:style-name="Versões"/>
          </table:table-cell>
          <table:table-cell table:style-name="Tabela1.D3" office:value-type="string">
            <text:p text:style-name="Versões"/>
          </table:table-cell>
        </table:table-row>
      </table:table>
      <text:p text:style-name="Standard"/>
      <text:p text:style-name="Standard"/>
      <text:p text:style-name="P9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10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10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10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10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10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10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10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2981077868067512669" text:style-name="WWNum1">
        <text:list-item>
          <text:h text:style-name="P2" text:outline-level="1"><text:bookmark-start text:name="_Toc427092159"/>Objetivos deste documento<text:bookmark-end text:name="_Toc427092159"/></text:h>
        </text:list-item>
      </text:list>
      <text:p text:style-name="Comments">[Descreva o motivo pelo qual esse documento será usado]</text:p>
      <text:p text:style-name="Comments">[Explicação: O <text:a xlink:type="simple" xlink:href="http://escritoriodeprojetos.com.br/plano-de-gerenciamento-do-projeto.aspx" text:style-name="Internet_20_link" text:visited-style-name="Visited_20_Internet_20_Link">Plano de gerenciamento do projeto</text:a> está preenchido baseado nos processos adotados na <text:a xlink:type="simple" xlink:href="http://escritoriodeprojetos.com.br/metodologia-pmo.aspx" text:style-name="Internet_20_link" text:visited-style-name="Visited_20_Internet_20_Link">Metodologia PMO</text:a>. Adapte-o conforme sua necessidade.]</text:p>
      <text:p text:style-name="Standard">Descrever junto com seus <text:a xlink:type="simple" xlink:href="http://escritoriodeprojetos.com.br/templates-de-plano-de-gerenciamento-de-projetos.aspx" text:style-name="Internet_20_link" text:visited-style-name="Visited_20_Internet_20_Link">planos auxiliares</text:a>, como o projeto será executado, controlado, monitorado e encerrado.</text:p>
      <text:p text:style-name="Standard">Além de servir como guia para a equipe durante todo o projeto.</text:p>
      <text:p text:style-name="Standard"/>
      <text:p text:style-name="Standard"/>
      <text:list xml:id="list142047855481390" text:continue-numbering="true" text:style-name="WWNum1">
        <text:list-item>
          <text:h text:style-name="P2" text:outline-level="1"><text:bookmark-start text:name="_Toc383330992"/><text:bookmark-start text:name="_Toc427092160"/>Linha de base do Escopo do Projeto<text:bookmark-end text:name="_Toc383330992"/><text:bookmark-end text:name="_Toc427092160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3021378788615791573" text:style-name="WWNum3">
        <text:list-item>
          <text:p text:style-name="P13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3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3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4752726249075050813" text:style-name="WWNum4">
        <text:list-item>
          <text:p text:style-name="P14">Situação atual e justificativa do projeto;</text:p>
        </text:list-item>
        <text:list-item>
          <text:p text:style-name="P14">Objetivos SMART e critérios de sucesso do projeto;</text:p>
        </text:list-item>
        <text:list-item>
          <text:p text:style-name="P14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4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142049096998380" text:continue-list="list142047855481390" text:style-name="WWNum1">
        <text:list-item>
          <text:h text:style-name="P2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Comments">[Defina os envolvidos e suas responsabilidades das entregas principais definidas na EAP. ]</text:p>
      <text:p text:style-name="Comments">[Vide matriz RACI adaptada no <text:a xlink:type="simple" xlink:href="http://escritoriodeprojetos.com.br/SharedFiles/Download.aspx?pageid=92&amp;mid=24&amp;fileid=132" text:style-name="Internet_20_link" text:visited-style-name="Visited_20_Internet_20_Link">Dicionário da EAP.xlsx</text:a> com as responsabilidades das entregas da EAP. ]</text:p>
      <text:p text:style-name="Standard">Veja documentos de <text:a xlink:type="simple" xlink:href="http://escritoriodeprojetos.com.br/registro-das-partes-interessadas.aspx" text:style-name="Internet_20_link" text:visited-style-name="Visited_20_Internet_20_Link">Registro das partes interessadas</text:a> e o <text:a xlink:type="simple" xlink:href="http://escritoriodeprojetos.com.br/dicionario-da-eap.aspx" text:style-name="Internet_20_link" text:visited-style-name="Visited_20_Internet_20_Link">Dicionário da EAP</text:a> em anexo.</text:p>
      <text:p text:style-name="Standard"/>
      <text:p text:style-name="Standard"/>
      <text:list xml:id="list142047576828836" text:continue-numbering="true" text:style-name="WWNum1">
        <text:list-item>
          <text:h text:style-name="P2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142049133086972" text:continue-numbering="true" text:style-name="WWNum1">
        <text:list-item>
          <text:h text:style-name="P2" text:outline-level="1"><text:bookmark-start text:name="_Toc383330999"/><text:bookmark-start text:name="_Toc427092163"/>Como será medido o Progresso do Projeto<text:bookmark-end text:name="_Toc383330999"/><text:bookmark-end text:name="_Toc427092163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Standard"><text:span text:style-name="T4">Verde</text:span>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4">SPI</text:span></text:p>
          </table:table-cell>
          <table:table-cell table:style-name="Tabela2.A1" office:value-type="string">
            <text:p text:style-name="Standard"><text:span text:style-name="T4">&gt;= 1.0</text:span></text:p>
          </table:table-cell>
          <table:table-cell table:style-name="Tabela2.A1" office:value-type="string">
            <text:p text:style-name="Standard"><text:span text:style-name="T4">&gt;= 0.9 &lt; 1.0</text:span></text:p>
          </table:table-cell>
          <table:table-cell table:style-name="Tabela2.A1" office:value-type="string">
            <text:p text:style-name="Standard"><text:span text:style-name="T4">&lt; 0.9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PI</text:span></text:p>
          </table:table-cell>
          <table:table-cell table:style-name="Tabela2.A1" office:value-type="string">
            <text:p text:style-name="Standard"><text:span text:style-name="T4">&gt;= 1.0</text:span></text:p>
          </table:table-cell>
          <table:table-cell table:style-name="Tabela2.A1" office:value-type="string">
            <text:p text:style-name="Standard"><text:span text:style-name="T4">&gt;= 0.9 &lt; 1.0</text:span></text:p>
          </table:table-cell>
          <table:table-cell table:style-name="Tabela2.A1" office:value-type="string">
            <text:p text:style-name="Standard"><text:span text:style-name="T4">&lt; 0.9</text:span></text:p>
          </table:table-cell>
        </table:table-row>
      </table:table>
      <text:p text:style-name="Standard"><text:span text:style-name="T4"> </text:span>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142048312747852" text:continue-numbering="true" text:style-name="WWNum1">
        <text:list-item>
          <text:h text:style-name="P2" text:outline-level="1"><text:bookmark-start text:name="_Toc427092164"/>Gestão de Riscos e Problemas<text:bookmark-end text:name="_Toc427092164"/></text:h>
        </text:list-item>
      </text:list>
      <text:p text:style-name="Comments">[Liste os riscos e estratégias associadas, considerando os itens Severidade, Probabilidade, Impacto, Ação. </text:p>
      <text:p text:style-name="Comments">Liste os problemas considerando os itens Severidade, Urgência, Impacto, Ação.<text:line-break/>Esta seção será criada a partir do template de <text:a xlink:type="simple" xlink:href="http://escritoriodeprojetos.com.br/SharedFiles/Download.aspx?pageid=92&amp;mid=24&amp;fileid=741" text:style-name="Internet_20_link" text:visited-style-name="Visited_20_Internet_20_Link">Registro dos riscos e dos problemas.xlsx</text:a>. ]</text:p>
      <text:p text:style-name="Standard">Veja o <text:a xlink:type="simple" xlink:href="http://escritoriodeprojetos.com.br/SharedFiles/Download.aspx?pageid=92&amp;mid=24&amp;fileid=741" text:style-name="Internet_20_link" text:visited-style-name="Visited_20_Internet_20_Link">Registro dos riscos e dos problemas.xlsx</text:a> em anexo.</text:p>
      <text:p text:style-name="Standard"/>
      <text:list xml:id="list142047344012426" text:continue-numbering="true" text:style-name="WWNum1">
        <text:list-item>
          <text:h text:style-name="P2" text:outline-level="1"><text:bookmark-start text:name="_Toc427092165"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<text:soft-page-break/>A estratégia de comunicação está detalhada na Matriz de Comunicação em anexo.</text:p>
      <text:p text:style-name="Standard"/>
      <text:p text:style-name="Standard"/>
      <text:list xml:id="list142049048366356" text:continue-numbering="true" text:style-name="WWNum1">
        <text:list-item>
          <text:h text:style-name="P2" text:outline-level="1"><text:bookmark-start text:name="_Toc383331000"/><text:bookmark-start text:name="_Toc427092166"/>Gestão de mudança de Escopo<text:bookmark-end text:name="_Toc383331000"/><text:bookmark-end text:name="_Toc427092166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"><text:span text:style-name="T1">Aprovações</text:span>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1"><text:span text:style-name="T1">Participante</text:span></text:p>
          </table:table-cell>
          <table:table-cell table:style-name="Tabela5.A1" office:value-type="string">
            <text:p text:style-name="P1"><text:span text:style-name="T1">Assinatura</text:span></text:p>
          </table:table-cell>
          <table:table-cell table:style-name="Tabela5.A1" office:value-type="string">
            <text:p text:style-name="P1"><text:span text:style-name="T1">Data</text:span>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48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style:font-name-asian="Times1" style:language-asian="pt" style:country-asian="BR" style:font-name-complex="Times New Roman1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MP5" style:family="paragraph" style:parent-style-name="Footer">
      <style:paragraph-properties fo:margin-top="0.212cm" fo:margin-bottom="0.212cm" loext:contextual-spacing="false"/>
    </style:style>
    <style:style style:name="MP6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244061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span text:style-name="MT1"><text:title>Plano de gerenciamento do projeto</text:title></text:span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6F511733949DB566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<text:subject>Nome do Projeto</text:subject>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5"><text:span text:style-name="MT2"><text:file-name text:display="name-and-extension">Plano de gerenciamento do projeto.docx</text:file-name></text:span></text:p>
            </table:table-cell>
            <table:table-cell table:style-name="Tabela4.A1" office:value-type="string">
              <text:p text:style-name="MP6"><text:span text:style-name="MT2">Página </text:span><text:span text:style-name="MT2"><text:page-number text:select-page="current">3</text:page-number></text:span><text:span text:style-name="MT2"> de </text:span><text:span text:style-name="MT2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5"><text:span text:style-name="MT2">PMO Escritório de Projetos</text:span></text:p>
            </table:table-cell>
            <table:table-cell table:style-name="Tabela4.A2" office:value-type="string">
              <text:p text:style-name="MP6"><text:a xlink:type="simple" xlink:href="http://escritoriodeprojetos.com.br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dc:creator>Eduardo Montes</dc:creator>
    <meta:editing-cycles>49</meta:editing-cycles>
    <meta:creation-date>2011-07-14T01:57:00</meta:creation-date>
    <dc:date>2015-08-12T00:34:00</dc:date>
    <meta:editing-duration>PT20H39M</meta:editing-duration>
    <meta:generator>LibreOffice/5.1.4.2$Linux_X86_64 LibreOffice_project/10m0$Build-2</meta:generator>
    <meta:document-statistic meta:table-count="5" meta:image-count="1" meta:object-count="0" meta:page-count="3" meta:paragraph-count="83" meta:word-count="647" meta:character-count="3874" meta:non-whitespace-character-count="3316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